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nclusiones</text:p>
      <text:p text:style-name="P1"/>
      <text:p text:style-name="P2">En resumen Cloud Foundry es una plataforma gratuita, de código libre, creada para que los desarrolladores puedan centrarse en la creación e implementación de aplicaciones sin tener que preocuparse por la infraestructura inferior, que además posee una alta disponibilidad a través de la interconexión de sus componentes, se basa en un sistema distribuido con contenedores, tiene replicaciones con centros de datos múltiples y un sistema de cache para reducir el tiempo de ejecución.</text:p>
      <text:p text:style-name="P2"/>
      <text:p text:style-name="P2">Por lo que en conclusión Cloud Foundry es una plataforma para desarrollo de aplicaciones con un buen diseño tanto en cuanto a su estructura física como en su estructura de software, una buena administración de recursos y en general una aplicación funcional y operativa para cualquiera que desee usar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nix </meta:initial-creator>
    <meta:creation-date>2019-01-06T17:42:40.93</meta:creation-date>
    <dc:date>2019-01-06T18:20:44.59</dc:date>
    <dc:creator>Fenix </dc:creator>
    <meta:editing-duration>PT38M8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3" meta:word-count="123" meta:character-count="795"/>
  </office:meta>
</office:document-meta>
</file>